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07cm" style:rel-column-width="14509*"/>
    </style:style>
    <style:style style:name="Table1.B" style:family="table-column">
      <style:table-column-properties style:column-width="14.794cm" style:rel-column-width="5102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11" style:family="paragraph" style:parent-style-name="Text_20_body">
      <style:text-properties style:font-name="Cambria" fo:language="ru" fo:country="RU" fo:font-weight="bold" style:font-name-asian="Times New Roman1" style:font-weight-asian="bold" style:font-name-complex="Times New Roman1" style:font-weight-complex="bold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47.png" xlink:type="simple" xlink:show="embed" xlink:actuate="onLoad"/></draw:frame></text:p>
          </table:table-cell>
          <table:table-cell table:style-name="Table1.B1" office:value-type="string">
            <text:h text:style-name="P4" text:outline-level="1">Умножение матрицы на ве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14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8">Блок реализует процедуру умножения </text:span><text:span text:style-name="T7">квадратной</text:span><text:span text:style-name="T8"> матрицы на </text:span><text:span text:style-name="T5">вектор</text:span><text:span text:style-name="T8"> соответствующей размерности:</text:span></text:p>
            <text:p text:style-name="P7"><text:span text:style-name="T8"><draw:frame draw:style-name="fr3" draw:name="Объект3" text:anchor-type="as-char" svg:width="12.524cm" svg:height="2.73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,</text:span></text:p>
            <text:p text:style-name="P8"><text:span text:style-name="T8">где</text:span><text:span text:style-name="T8"><draw:frame draw:style-name="fr3" draw:name="Объект4" text:anchor-type="as-char" svg:width="0.55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–</text:span><text:span text:style-name="T8"> матрица коэффициентов; </text:span><text:span text:style-name="T8"><draw:frame draw:style-name="fr3" draw:name="Объект5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</text:span><text:span text:style-name="T8"> вектор решений;</text:span><text:span text:style-name="T8"><draw:frame draw:style-name="fr3" draw:name="Объект6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</text:span><text:span text:style-name="T8"> вектор правых частей,</text:span><text:span text:style-name="T8"><draw:frame draw:style-name="fr3" draw:name="Объект8" text:anchor-type="as-char" svg:width="1.087cm" svg:height="0.564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– вектор на выходе блока.</text:span></text:p>
            <text:p text:style-name="P6"><text:span text:style-name="T8">Блок имеет </text:span><text:span text:style-name="T5">два векторизованных</text:span><text:span text:style-name="T8"> входных порта:</text:span></text:p>
            <text:p text:style-name="P9">1-ый входной порт – для ввода матрицы<draw:frame draw:style-name="fr3" draw:name="Объект1" text:anchor-type="as-char" svg:width="0.55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, представляемой в виде <text:span text:style-name="T4">вектора коэффициентов</text:span> при распаковке матрицы <text:span text:style-name="T4">по строкам</text:span>.</text:p>
            <text:p text:style-name="P9">2-ой входной порт – для ввода вектора<draw:frame draw:style-name="fr3" draw:name="Объект2" text:anchor-type="as-char" svg:width="1.055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<text:p text:style-name="P9">Блок имеет <text:span text:style-name="T4">один векторный</text:span> выходной порт, предназначенный для вывода вектора<draw:frame draw:style-name="fr3" draw:name="Объект7" text:anchor-type="as-char" svg:width="1.087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9">Размерность векторного сигнала на 1-ом <text:span text:style-name="T4">входном</text:span> порте должна быть равна<draw:frame draw:style-name="fr3" draw:name="Объект9" text:anchor-type="as-char" svg:width="1.154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, где<draw:frame draw:style-name="fr3" draw:name="Объект10" text:anchor-type="as-char" svg:width="0.46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размерность матрицы (количество уравнений в системе), а размерности сигналов на 2-ом входном порте и на выходном порте – одинаковы и равны<draw:frame draw:style-name="fr3" draw:name="Объект11" text:anchor-type="as-char" svg:width="0.46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9"><text:span text:style-name="T6">Свойства</text:span>:</text:p>
            <text:list xml:id="list3123727800125113802" text:style-name="L1">
              <text:list-item>
                <text:p text:style-name="P10">Размерность матрицы – натуральное число<draw:frame draw:style-name="fr3" draw:name="Объект12" text:anchor-type="as-char" svg:width="0.469cm" svg:height="0.54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, равное количеству строк (или столбцов) матрицы.</text:p>
              </text:list-item>
            </text:list>
            <text:p text:style-name="P11">Пример.</text:p>
            <text:p text:style-name="P9">Требуется умножить матрицу<draw:frame draw:style-name="fr3" draw:name="Object1" text:anchor-type="as-char" svg:width="0.55cm" svg:height="0.54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на вектор<draw:frame draw:style-name="fr3" draw:name="Object4" text:anchor-type="as-char" svg:width="0.473cm" svg:height="0.54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, если:</text:p>
            <text:p text:style-name="P9"><draw:frame draw:style-name="fr3" draw:name="Object2" text:anchor-type="as-char" svg:width="4.822cm" svg:height="1.229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6"><text:soft-page-break/><text:span text:style-name="T8">а результат умножения очевиден: вектор-столбец, элементы которого равны </text:span><text:span text:style-name="T7">19</text:span><text:span text:style-name="T8"> и </text:span><text:span text:style-name="T7">38</text:span><text:span text:style-name="T8">.</text:span></text:p>
            <text:p text:style-name="P6"><text:span text:style-name="T8">На рисунке ниже представлена структурная схема решения данной задачи. Типовые блоки </text:span><text:span text:style-name="T5">Размножитель</text:span><text:span text:style-name="T8"> использованы для формирования входных векторных сигналов:</text:span></text:p>
            <text:p text:style-name="P9"><draw:frame draw:style-name="fr2" draw:name="graphics1" text:anchor-type="as-char" svg:width="10.4cm" svg:height="4.74cm" draw:z-index="17"><draw:image xlink:href="../images/0147_sample.png" xlink:type="simple" xlink:show="embed" xlink:actuate="onLoad"/></draw:frame></text:p>
            <text:p text:style-name="P9"><text:span text:style-name="T6">Примечание</text:span>: блок выполняет процедуру умножения <text:span text:style-name="T4">квадратной</text:span> матрицы на вектор после каждого успешного шага интегрировани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множение матрицы на вектор</dc:title>
    <dc:date>2014-12-01T17:36:16.31</dc:date>
    <meta:generator>OpenOffice/4.1.1$Win32 OpenOffice.org_project/411m6$Build-9775</meta:generator>
    <meta:editing-duration>PT5H11M2S</meta:editing-duration>
    <meta:editing-cycles>106</meta:editing-cycles>
    <meta:document-statistic meta:table-count="1" meta:image-count="3" meta:object-count="15" meta:page-count="2" meta:paragraph-count="23" meta:word-count="181" meta:character-count="125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u</mi>
        </mrow>
      </mrow>
      <mrow>
        <mo stretchy="false">(</mo>
        <mrow>
          <mi>t</mi>
        </mrow>
        <mo stretchy="false">)</mo>
      </mrow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12</mn>
                  </msub>
                  <mi/>
                  <mn>...</mn>
                  <mi/>
                  <msub>
                    <mi>a</mi>
                    <mn>1n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n>2n</mn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i mathvariant="italic">n1</mi>
                  </msub>
                  <mi/>
                  <msub>
                    <mi>a</mi>
                    <mi mathvariant="italic">n2</mi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  <mrow>
        <mi/>
        <mo stretchy="false">⋅</mo>
        <mi/>
      </mrow>
      <mrow>
        <mo stretchy="false">[</mo>
        <mrow>
          <msub>
            <mi>u</mi>
            <mn>1</mn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n>2</mn>
          </msub>
          <mrow>
            <mo stretchy="false">(</mo>
            <mrow>
              <mi>t</mi>
            </mrow>
            <mo stretchy="false">)</mo>
          </mrow>
          <mi>,</mi>
          <mn>...</mn>
          <mi/>
          <msub>
            <mi>u</mi>
            <mi>n</mi>
          </msub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y(t) = A cdot u(t) ~=~ left [ stack{
alignl a_11~ a_12 ~...~ a_1n #
alignl a_21~ a_22 ~...~ a_2n #
alignl . . . . . . . . . . . . . . . . . . #
alignl a_n1~ a_n2 ~...~ a_nn
}
right ] 
~cdot~
[u_1(t),~u_2(t),...~u_n(t) ] 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  <mi>,</mi>
                    <mi/>
                    <mn>3</mn>
                  </mrow>
                </mtd>
              </mtr>
              <mtr>
                <mtd>
                  <mrow>
                    <mn>5</mn>
                    <mi>,</mi>
                    <mrow>
                      <mi/>
                      <mo stretchy="false">−</mo>
                      <mn>2</mn>
                    </mrow>
                  </mrow>
                </mtd>
              </mtr>
            </mtable>
          </mrow>
        </mfenced>
      </mrow>
      <mi>;</mi>
      <mi/>
      <mrow>
        <mi>u</mi>
        <mo stretchy="false">=</mo>
        <mfenced open="[" close="]">
          <mrow>
            <mtable>
              <mtr>
                <mtd>
                  <mrow>
                    <mn>8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;</mi>
    </mrow>
    <annotation encoding="StarMath 5.0">A = left [ stack{
2 , ~~~3 #
5 ,~- 2
}
right ]
;~
u = left [ stack{
8 #
1
}
right ] ;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i>u</mi>
    </mrow>
    <annotation encoding="StarMath 5.0">u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